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text-underline-style="none" fo:font-weight="normal" officeooo:rsid="000f5b0b" officeooo:paragraph-rsid="001367c6" style:font-weight-asian="normal" style:font-weight-complex="normal"/>
    </style:style>
    <style:style style:name="P2"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0c6d81" officeooo:paragraph-rsid="001367c6" style:font-size-asian="14pt" style:font-weight-asian="bold" style:font-size-complex="14pt" style:font-weight-complex="bold"/>
    </style:style>
    <style:style style:name="P3" style:family="paragraph" style:parent-style-name="Preformatted_20_Text">
      <style:text-properties officeooo:rsid="00116ae1" officeooo:paragraph-rsid="00116ae1"/>
    </style:style>
    <style:style style:name="P4" style:family="paragraph" style:parent-style-name="Preformatted_20_Text">
      <style:text-properties style:text-underline-style="solid" style:text-underline-width="auto" style:text-underline-color="font-color" fo:font-weight="bold" officeooo:rsid="00116ae1" officeooo:paragraph-rsid="00116ae1" style:font-weight-asian="bold" style:font-weight-complex="bold"/>
    </style:style>
    <style:style style:name="P5" style:family="paragraph" style:parent-style-name="Preformatted_20_Text">
      <style:text-properties style:text-underline-style="solid" style:text-underline-width="auto" style:text-underline-color="font-color" officeooo:rsid="00116ae1" officeooo:paragraph-rsid="00116ae1"/>
    </style:style>
    <style:style style:name="P6" style:family="paragraph" style:parent-style-name="Preformatted_20_Text">
      <style:text-properties style:text-underline-style="none" fo:font-weight="bold" officeooo:rsid="00116ae1" officeooo:paragraph-rsid="00116ae1" style:font-weight-asian="bold" style:font-weight-complex="bold"/>
    </style:style>
    <style:style style:name="P7" style:family="paragraph" style:parent-style-name="Preformatted_20_Text">
      <style:text-properties style:text-underline-style="none" fo:font-weight="bold" officeooo:rsid="001367c6" officeooo:paragraph-rsid="001367c6" style:font-weight-asian="bold" style:font-weight-complex="bold"/>
    </style:style>
    <style:style style:name="P8" style:family="paragraph" style:parent-style-name="Preformatted_20_Text">
      <style:paragraph-properties fo:text-align="center" style:justify-single-word="false"/>
      <style:text-properties style:text-underline-style="none" fo:font-weight="bold" officeooo:rsid="001367c6" officeooo:paragraph-rsid="001367c6" style:font-weight-asian="bold" style:font-weight-complex="bold"/>
    </style:style>
    <style:style style:name="P9" style:family="paragraph" style:parent-style-name="Preformatted_20_Text">
      <style:paragraph-properties fo:text-align="justify" style:justify-single-word="false"/>
      <style:text-properties style:text-underline-style="none" fo:font-weight="bold" officeooo:rsid="001367c6" officeooo:paragraph-rsid="001367c6" style:font-weight-asian="bold" style:font-weight-complex="bold"/>
    </style:style>
    <style:style style:name="P10" style:family="paragraph" style:parent-style-name="Preformatted_20_Text">
      <style:paragraph-properties fo:text-align="justify" style:justify-single-word="false"/>
      <style:text-properties style:text-underline-style="none" fo:font-weight="bold" officeooo:rsid="00138cec" officeooo:paragraph-rsid="00138cec" style:font-weight-asian="bold" style:font-weight-complex="bold"/>
    </style:style>
    <style:style style:name="P11" style:family="paragraph" style:parent-style-name="Preformatted_20_Text">
      <style:paragraph-properties fo:text-align="justify" style:justify-single-word="false"/>
      <style:text-properties style:text-underline-style="none" fo:font-weight="bold" officeooo:rsid="0013d487" officeooo:paragraph-rsid="0013d487" style:font-weight-asian="bold" style:font-weight-complex="bold"/>
    </style:style>
    <style:style style:name="P12" style:family="paragraph" style:parent-style-name="Preformatted_20_Text">
      <style:text-properties style:text-underline-style="none" fo:font-weight="normal" officeooo:rsid="00116ae1" officeooo:paragraph-rsid="00116ae1" style:font-weight-asian="normal" style:font-weight-complex="normal"/>
    </style:style>
    <style:style style:name="P13" style:family="paragraph" style:parent-style-name="Preformatted_20_Text">
      <style:paragraph-properties fo:text-align="justify" style:justify-single-word="false"/>
      <style:text-properties style:text-underline-style="none" fo:font-weight="normal" officeooo:rsid="001367c6" officeooo:paragraph-rsid="001367c6" style:font-weight-asian="normal" style:font-weight-complex="normal"/>
    </style:style>
    <style:style style:name="P14" style:family="paragraph" style:parent-style-name="Preformatted_20_Text">
      <style:paragraph-properties fo:text-align="justify" style:justify-single-word="false"/>
      <style:text-properties style:text-underline-style="none" fo:font-weight="normal" officeooo:rsid="001367c6" officeooo:paragraph-rsid="00138cec" style:font-weight-asian="normal" style:font-weight-complex="normal"/>
    </style:style>
    <style:style style:name="P15" style:family="paragraph" style:parent-style-name="Preformatted_20_Text">
      <style:paragraph-properties fo:text-align="justify" style:justify-single-word="false"/>
      <style:text-properties style:text-underline-style="none" fo:font-weight="normal" officeooo:rsid="001367c6" officeooo:paragraph-rsid="0014d58d" style:font-weight-asian="normal" style:font-weight-complex="normal"/>
    </style:style>
    <style:style style:name="P16" style:family="paragraph" style:parent-style-name="Preformatted_20_Text">
      <style:paragraph-properties fo:text-align="justify" style:justify-single-word="false"/>
      <style:text-properties style:text-underline-style="none" fo:font-weight="normal" officeooo:rsid="0013d487" officeooo:paragraph-rsid="0013d487" style:font-weight-asian="normal" style:font-weight-complex="normal"/>
    </style:style>
    <style:style style:name="P17" style:family="paragraph" style:parent-style-name="Preformatted_20_Text">
      <style:paragraph-properties fo:text-align="justify" style:justify-single-word="false"/>
      <style:text-properties style:text-underline-style="none" fo:font-weight="normal" officeooo:rsid="0013d487" officeooo:paragraph-rsid="0014d58d" style:font-weight-asian="normal" style:font-weight-complex="normal"/>
    </style:style>
    <style:style style:name="P18" style:family="paragraph" style:parent-style-name="Preformatted_20_Text">
      <style:paragraph-properties fo:text-align="start" style:justify-single-word="false"/>
      <style:text-properties style:text-underline-style="none" fo:font-weight="normal" officeooo:rsid="0013d487" officeooo:paragraph-rsid="0014d58d" style:font-weight-asian="normal" style:font-weight-complex="normal"/>
    </style:style>
    <style:style style:name="P19" style:family="paragraph" style:parent-style-name="Preformatted_20_Text">
      <style:paragraph-properties fo:text-align="start" style:justify-single-word="false"/>
      <style:text-properties officeooo:paragraph-rsid="0014d58d"/>
    </style:style>
    <style:style style:name="T1" style:family="text">
      <style:text-properties fo:font-weight="normal" officeooo:rsid="0013d487" style:font-weight-asian="normal" style:font-weight-complex="normal"/>
    </style:style>
    <style:style style:name="T2" style:family="text">
      <style:text-properties fo:font-weight="normal" officeooo:rsid="0014d58d" style:font-weight-asian="normal" style:font-weight-complex="normal"/>
    </style:style>
    <style:style style:name="T3" style:family="text">
      <style:text-properties officeooo:rsid="00138cec"/>
    </style:style>
    <style:style style:name="T4" style:family="text">
      <style:text-properties officeooo:rsid="0014d58d"/>
    </style:style>
    <style:style style:name="T5" style:family="text">
      <style:text-properties fo:font-weight="bold" officeooo:rsid="0014d58d" style:font-weight-asian="bold" style:font-weight-complex="bold"/>
    </style:style>
    <style:style style:name="T6" style:family="text">
      <style:text-properties style:text-underline-style="none" fo:font-weight="normal" officeooo:rsid="0014d58d"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14d58d" style:font-style-asian="italic" style:font-style-complex="italic"/>
    </style:style>
    <style:style style:name="T9" style:family="text">
      <style:text-properties fo:font-style="italic" style:text-underline-style="none" fo:font-weight="normal" officeooo:rsid="0014d58d" style:font-style-asian="italic" style:font-weight-asian="normal" style:font-style-complex="italic" style:font-weight-complex="normal"/>
    </style:style>
    <style:style style:name="T10" style:family="text">
      <style:text-properties fo:font-style="normal" style:text-underline-style="none" fo:font-weight="normal" officeooo:rsid="0014d58d" style:font-style-asian="normal" style:font-weight-asian="normal" style:font-style-complex="normal" style:font-weight-complex="normal"/>
    </style:style>
    <style:style style:name="T11" style:family="text">
      <style:text-properties fo:font-size="10pt" officeooo:rsid="0014d58d" style:font-size-asian="10pt" style:font-size-complex="10pt"/>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font-size="10pt" fo:font-style="italic" officeooo:rsid="0014d58d" style:font-size-asian="10pt" style:font-style-asian="italic" style:font-size-complex="10pt" style:font-style-complex="italic"/>
    </style:style>
    <style:style style:name="T14" style:family="text">
      <style:text-properties fo:font-size="10pt" fo:font-style="italic" style:text-underline-style="none" fo:font-weight="normal" officeooo:rsid="0014d58d" style:font-size-asian="10pt" style:font-style-asian="italic" style:font-weight-asian="normal" style:font-size-complex="10pt" style:font-style-complex="italic" style:font-weight-complex="normal"/>
    </style:style>
    <style:style style:name="T15" style:family="text">
      <style:text-properties fo:font-size="10pt" style:text-underline-style="none" fo:font-weight="normal" officeooo:rsid="0014d58d" style:font-size-asian="10pt" style:font-weight-asian="normal" style:font-size-complex="10pt" style:font-weight-complex="normal"/>
    </style:style>
    <style:style style:name="T16" style:family="text">
      <style:text-properties fo:font-size="10pt" fo:font-style="normal" style:text-underline-style="none" fo:font-weight="normal" officeooo:rsid="0014d58d" style:font-size-asian="10pt" style:font-style-asian="normal" style:font-weight-asian="normal" style:font-size-complex="10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urquoi ? Quels types d'approches ? Qui va l'utiliser ? Dans quel cadre (edf par exemple) ? Sim-city → multi-agents ? Quels types de modélisation ? Trouver des exemples de modélisation. Pourquoi ce sujet ? Tout relier, conceptualiser. Partir des idées générales vers les détails. Pourquoi le multi-agents ? Vous allez l'utiliser pour quoi ? Quels sont les problèmes qui se posent et quels sont les moyens d'y remédier ? A quoi servent les villes ?</text:p>
      <text:p text:style-name="P5"><text:s text:c="87"/></text:p>
      <text:p text:style-name="P12">Pourquoi ? </text:p>
      <text:p text:style-name="P12"><text:tab/>→ Quels sont les problèmes qui se posent ? </text:p>
      <text:p text:style-name="P12"><text:tab/><text:tab/>→ Quelles sont les solutions ?</text:p>
      <text:p text:style-name="P4"><text:s text:c="86"/></text:p>
      <text:p text:style-name="P2"/>
      <text:p text:style-name="P2">Le modèle ABM dans la modélisation d'une ville</text:p>
      <text:p text:style-name="P1">GAUTHIER Silvère – LAMEIRA Yannick</text:p>
      <text:p text:style-name="P8"/>
      <text:p text:style-name="P6"/>
      <text:p text:style-name="P7">Qu'est-ce qu'une ville ?</text:p>
      <text:p text:style-name="P7"/>
      <text:p text:style-name="P13"><text:tab/>« <text:span text:style-name="T4">M</text:span>ilieu physique où se concentre une forte population humaine, et dont l'espace est aménagé pour faciliter et concentrer ses activités : habitat, commerce, industrie, éducation, politique, culture, etc. Les principes qui régissent la structure et l'organisation de la ville sont étudiés par la sociologie urbaine, l'urbanisme ou encore l'économie urbaine. »</text:p>
      <text:p text:style-name="P15"><text:tab/>« <text:span text:style-name="T4">Agglomération relativement importante et dont les habitants ont des activités professionnelles diversifiées. »</text:span></text:p>
      <text:p text:style-name="P13"/>
      <text:p text:style-name="P9">Pourquoi vouloir modéliser une ville ?</text:p>
      <text:p text:style-name="P9"/>
      <text:p text:style-name="P14"><text:tab/><text:span text:style-name="T3">Afin d'améliorer certains aspect d'une ville, des équipes peuvent travailler à modéliser le fonctionnement urbain et la perception de la ville dans différentes disciplines : air, eau, trafic, esthétique et cadre de vie. On utilise alors la modélisation pour accompagner les prises de décisions (par exemple construire un nouveau quartier ou placer un feu tricolore à un carrefour très fréquenté), sachant que l'on peut se permettre beaucoup plus de choses dans la simulation contrairement à la réalité. On peut ensuite en tirer des résultats et conclusions tant que la modélisation ne dépasse pas le cadre de la ville réelle.</text:span></text:p>
      <text:p text:style-name="P14"><text:tab/><text:span text:style-name="T3">On peut également vouloir modéliser une ville pour d'autres raisons, telles que créer un jeu se rapprochant de la réalité (SimCity en est le meilleur exemple) ou simplement pour avoir une visualisation de ville pour un film d'animation par exemple.</text:span></text:p>
      <text:p text:style-name="P14"/>
      <text:p text:style-name="P10">Quels problèmes peuvent alors se poser ?</text:p>
      <text:p text:style-name="P10"/>
      <text:p text:style-name="P10"><text:tab/><text:span text:style-name="T1">La première question à se poser lorsque l'on veut modéliser une ville, c'est comment représenter correctement toute la complexité d'une ville d'aujourd'hui, et quels enjeux et problèmes peut-on rencontrer lors de sa modélisation. En effet, de nombreux travaux ont été réalisés et/ou sont en cours de réalisation concernant ce domaine, mais nous remarquons qu'ils concernent presque toujours des domaines très distincts (comme par exemple le trafic urbain, l'économie, les réseaux d'écoulement des eaux… etc).</text:span></text:p>
      <text:p text:style-name="P10"><text:span text:style-name="T1"><text:tab/>La difficulté ici réside donc dans le fait que la modélisation urbaine est un domaine très vaste posant de nombreux problèmes distincts et isolés des autres, ayant chacun une méthode de résolution appropriée.</text:span></text:p>
      <text:p text:style-name="P10"><text:span text:style-name="T1"><text:tab/></text:span><text:span text:style-name="T2">La ville </text:span></text:p>
      <text:p text:style-name="P10"/>
      <text:p text:style-name="P11">Quelles sont les solutions à ces problèmes ?</text:p>
      <text:p text:style-name="P11"/>
      <text:p text:style-name="P16"/>
      <text:p text:style-name="P16"/>
      <text:p text:style-name="P17"><text:span text:style-name="T5">Bibliographie</text:span></text:p>
      <text:p text:style-name="P17"/>
      <text:p text:style-name="P18"><text:a xlink:type="simple" xlink:href="http://fr.wikipedia.org/wiki/Ville"><text:span text:style-name="T11">Définition d'une ville -</text:span></text:a><text:a xlink:type="simple" xlink:href="http://fr.wikipedia.org/wiki/Ville"><text:span text:style-name="T13">Wikipedia</text:span></text:a><text:span text:style-name="T12"><text:tab/></text:span></text:p>
      <text:p text:style-name="P19"><text:soft-page-break/><text:a xlink:type="simple" xlink:href="http://www.larousse.fr/dictionnaires/francais/ville/82000"><text:span text:style-name="T15">Définition d'une ville </text:span></text:a><text:a xlink:type="simple" xlink:href="http://www.larousse.fr/dictionnaires/francais/ville/82000"><text:span text:style-name="T14">-Larousse</text:span></text:a></text:p>
      <text:p text:style-name="P19"><text:a xlink:type="simple" xlink:href="http://www.internetactu.net/2012/07/02/simcity-un-outil-de-modelisation-urbaine/"><text:span text:style-name="T15">SimCity, outil de modélisation urbaine ? </text:span></text:a><text:a xlink:type="simple" xlink:href="http://www.internetactu.net/2012/07/02/simcity-un-outil-de-modelisation-urbaine/"><text:span text:style-name="T14">-internetactu.net</text:span></text:a></text:p>
      <text:p text:style-name="P19"><text:a xlink:type="simple" xlink:href="https://gazette.gmu.edu/articles/10299"><text:span text:style-name="T15">SimCity : ABM révolutionne les sciences sociales </text:span></text:a><text:a xlink:type="simple" xlink:href="https://gazette.gmu.edu/articles/10299"><text:span text:style-name="T14">-gazette.gmu.edu</text:span></text:a></text:p>
      <text:p text:style-name="P19"><text:a xlink:type="simple" xlink:href="http://www.developpement-durable.gouv.fr/IMG/pdf/Ref-Modelisation_urbaine.pdf"><text:span text:style-name="T16">Modélisation urbaine :de la représentation au projet </text:span></text:a><text:a xlink:type="simple" xlink:href="http://www.developpement-durable.gouv.fr/IMG/pdf/Ref-Modelisation_urbaine.pdf"><text:span text:style-name="T14">-developpement-durable.gouv.f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4T19:30:03.685055879</dc:date>
    <dc:creator>sgauthier </dc:creator>
    <meta:generator>LibreOffice/4.2.3.3$Linux_X86_64 LibreOffice_project/420m0$Build-3</meta:generator>
    <meta:editing-duration>PT1H3M10S</meta:editing-duration>
    <meta:editing-cycles>2</meta:editing-cycles>
    <meta:document-statistic meta:table-count="0" meta:image-count="0" meta:object-count="0" meta:page-count="2" meta:paragraph-count="25" meta:word-count="476" meta:character-count="3295" meta:non-whitespace-character-count="2653"/>
  </office:meta>
</office:document-meta>
</file>